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2.329cm" svg:y="5.802cm" presentation:class="subtitle" presentation:user-transformed="true">
          <draw:text-box>
            <text:p text:style-name="P1"><text:span text:style-name="T1">用十分鐘</text:span></text:p>
            <text:p text:style-name="P1"><text:span text:style-name="T1"/></text:p>
            <text:p text:style-name="P1"><text:span text:style-name="T1">學會</text:span><text:span text:style-name="T1">Verilog</text:span><text:span text:style-name="T1">硬體描述語言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6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5T19:13:24.310000000</dc:date>
    <meta:editing-duration>P1DT8H2M14S</meta:editing-duration>
    <meta:editing-cycles>331</meta:editing-cycles>
    <meta:generator>LibreOffice/4.4.1.2$Windows_x86 LibreOffice_project/45e2de17089c24a1fa810c8f975a7171ba4cd432</meta:generator>
    <meta:document-statistic meta:object-count="42"/>
  </office:meta>
</office:document-meta>
</file>